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3"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3" office:value-type="string" calcext:value-type="string">
            <text:p>NetT</text:p>
          </table:table-cell>
          <table:table-cell table:style-name="ce13" office:value-type="string" calcext:value-type="string">
            <text:p>ExeT</text:p>
          </table:table-cell>
          <table:table-cell table:style-name="ce13" office:value-type="string" calcext:value-type="string">
            <text:p>PF</text:p>
          </table:table-cell>
          <table:table-cell table:style-name="ce13"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3">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8">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8">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4">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8">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5">00.00.0000</text:date>, <text:time style:data-style-name="N2" text:time-value="11:24:35.8655085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5T11:25:37.755860407</dc:date>
    <meta:editing-duration>P2DT10H19M57S</meta:editing-duration>
    <meta:editing-cycles>69</meta:editing-cycles>
    <meta:generator>LibreOffice/6.4.7.2$Linux_X86_64 LibreOffice_project/40$Build-2</meta:generator>
    <meta:document-statistic meta:table-count="1" meta:cell-count="482" meta:object-count="0"/>
  </office:meta>
</office:document-meta>
</file>